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9774f" officeooo:paragraph-rsid="0009774f" style:font-size-asian="14pt" style:font-size-complex="14pt"/>
    </style:style>
    <style:style style:name="P2" style:family="paragraph" style:parent-style-name="Standard">
      <style:text-properties fo:font-weight="normal" officeooo:rsid="000ed133" officeooo:paragraph-rsid="0009774f" style:font-weight-asian="normal" style:font-weight-complex="normal"/>
    </style:style>
    <style:style style:name="P3" style:family="paragraph" style:parent-style-name="Standard">
      <style:text-properties fo:font-weight="normal" officeooo:rsid="001119ee" officeooo:paragraph-rsid="001119ee" style:font-weight-asian="normal" style:font-weight-complex="normal"/>
    </style:style>
    <style:style style:name="P4" style:family="paragraph" style:parent-style-name="Standard">
      <style:text-properties fo:font-weight="normal" officeooo:rsid="0017e4fe" officeooo:paragraph-rsid="0017e4fe" style:font-weight-asian="normal" style:font-weight-complex="normal"/>
    </style:style>
    <style:style style:name="P5" style:family="paragraph" style:parent-style-name="Standard">
      <style:text-properties fo:font-weight="normal" officeooo:rsid="0019bc5a" officeooo:paragraph-rsid="0019bc5a" style:font-weight-asian="normal" style:font-weight-complex="normal"/>
    </style:style>
    <style:style style:name="P6" style:family="paragraph" style:parent-style-name="Standard">
      <style:text-properties fo:font-weight="normal" officeooo:rsid="001acb41" officeooo:paragraph-rsid="001acb41" style:font-weight-asian="normal" style:font-weight-complex="normal"/>
    </style:style>
    <style:style style:name="P7" style:family="paragraph" style:parent-style-name="Standard">
      <style:text-properties fo:font-weight="normal" officeooo:rsid="001b5125" officeooo:paragraph-rsid="001b5125" style:font-weight-asian="normal" style:font-weight-complex="normal"/>
    </style:style>
    <style:style style:name="P8" style:family="paragraph" style:parent-style-name="Standard">
      <style:text-properties fo:font-weight="normal" officeooo:rsid="001c3b39" officeooo:paragraph-rsid="001c3b39" style:font-weight-asian="normal" style:font-weight-complex="normal"/>
    </style:style>
    <style:style style:name="P9" style:family="paragraph" style:parent-style-name="Standard">
      <style:text-properties fo:font-weight="normal" officeooo:rsid="001c4ebe" officeooo:paragraph-rsid="001c4ebe" style:font-weight-asian="normal" style:font-weight-complex="normal"/>
    </style:style>
    <style:style style:name="P10" style:family="paragraph" style:parent-style-name="Standard">
      <style:text-properties fo:font-size="12pt" fo:font-weight="bold" officeooo:rsid="000ed133" officeooo:paragraph-rsid="0009774f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loext:opacity="0%" style:font-name="Times New Roman" fo:font-size="12pt" fo:language="en" fo:country="US" fo:font-weight="bold" officeooo:rsid="000ed133" officeooo:paragraph-rsid="0009774f" style:font-name-asian="Times New Roman" style:font-size-asian="12pt" style:font-weight-asian="bold" style:font-name-complex="Times New Roman" style:font-size-complex="12pt" style:font-weight-complex="bold"/>
    </style:style>
    <style:style style:name="P12" style:family="paragraph" style:parent-style-name="Standard">
      <style:text-properties style:use-window-font-color="true" loext:opacity="0%" style:font-name="Times New Roman" fo:font-size="10pt" fo:language="en" fo:country="US" fo:font-weight="bold" officeooo:rsid="000ed133" officeooo:paragraph-rsid="0009774f" style:font-name-asian="Times New Roman" style:font-size-asian="10pt" style:font-weight-asian="bold" style:font-name-complex="Times New Roman" style:font-size-complex="10pt" style:font-weight-complex="bold"/>
    </style:style>
    <style:style style:name="P13" style:family="paragraph" style:parent-style-name="Standard">
      <style:text-properties style:use-window-font-color="true" loext:opacity="0%" style:font-name="Courier New" fo:font-size="10pt" fo:language="en" fo:country="US" fo:font-weight="normal" officeooo:rsid="0017e4fe" officeooo:paragraph-rsid="0017e4fe" style:font-name-asian="Times New Roman" style:font-size-asian="10pt" style:font-weight-asian="normal" style:font-name-complex="Times New Roman" style:font-size-complex="10pt" style:font-weight-complex="normal"/>
    </style:style>
    <style:style style:name="P14" style:family="paragraph" style:parent-style-name="Standard">
      <style:text-properties style:use-window-font-color="true" loext:opacity="0%" style:font-name="Courier New" fo:font-size="10pt" fo:language="en" fo:country="US" fo:font-weight="normal" officeooo:rsid="0017e4fe" officeooo:paragraph-rsid="0019bc5a" style:font-name-asian="Times New Roman" style:font-size-asian="10pt" style:font-weight-asian="normal" style:font-name-complex="Times New Roman" style:font-size-complex="10pt" style:font-weight-complex="normal"/>
    </style:style>
    <style:style style:name="P15" style:family="paragraph" style:parent-style-name="Standard">
      <style:text-properties style:use-window-font-color="true" loext:opacity="0%" style:font-name="Courier New" fo:font-size="10pt" fo:language="en" fo:country="US" fo:font-weight="normal" officeooo:rsid="0017e4fe" officeooo:paragraph-rsid="001c4ebe" style:font-name-asian="Times New Roman" style:font-size-asian="10pt" style:font-weight-asian="normal" style:font-name-complex="Times New Roman" style:font-size-complex="10pt" style:font-weight-complex="normal"/>
    </style:style>
    <style:style style:name="P16" style:family="paragraph" style:parent-style-name="Standard">
      <style:text-properties fo:font-weight="bold" officeooo:rsid="000ed133" officeooo:paragraph-rsid="0009774f" style:font-weight-asian="bold" style:font-weight-complex="bold"/>
    </style:style>
    <style:style style:name="P17" style:family="paragraph" style:parent-style-name="Standard">
      <style:text-properties style:font-name="Courier New" fo:font-weight="normal" officeooo:rsid="0017e4fe" officeooo:paragraph-rsid="0017e4fe" style:font-weight-asian="normal" style:font-weight-complex="normal"/>
    </style:style>
    <style:style style:name="P18" style:family="paragraph" style:parent-style-name="Standard">
      <style:text-properties style:font-name="Courier New" fo:font-weight="normal" officeooo:rsid="001acb41" officeooo:paragraph-rsid="001acb41" style:font-weight-asian="normal" style:font-weight-complex="normal"/>
    </style:style>
    <style:style style:name="P19" style:family="paragraph" style:parent-style-name="Standard">
      <style:text-properties style:font-name="Courier New" fo:font-weight="normal" officeooo:rsid="001b5125" officeooo:paragraph-rsid="001b5125" style:font-weight-asian="normal" style:font-weight-complex="normal"/>
    </style:style>
    <style:style style:name="P20" style:family="paragraph" style:parent-style-name="Standard">
      <style:text-properties style:font-name="Courier New" fo:font-weight="normal" officeooo:rsid="000ed133" officeooo:paragraph-rsid="0009774f" style:font-weight-asian="normal" style:font-weight-complex="normal"/>
    </style:style>
    <style:style style:name="P21" style:family="paragraph" style:parent-style-name="Standard">
      <style:text-properties style:font-name="Courier New" fo:font-weight="normal" officeooo:rsid="001c3b39" officeooo:paragraph-rsid="001c4ebe" style:font-weight-asian="normal" style:font-weight-complex="normal"/>
    </style:style>
    <style:style style:name="P22" style:family="paragraph" style:parent-style-name="Standard">
      <style:text-properties style:font-name="Courier New" fo:font-weight="normal" officeooo:rsid="001c4ebe" officeooo:paragraph-rsid="001c4ebe" style:font-weight-asian="normal" style:font-weight-complex="normal"/>
    </style:style>
    <style:style style:name="P23" style:family="paragraph" style:parent-style-name="Standard" style:master-page-name="Standard">
      <style:paragraph-properties style:page-number="auto"/>
      <style:text-properties fo:font-size="16pt" fo:font-weight="bold" officeooo:rsid="0009774f" officeooo:paragraph-rsid="0009774f" style:font-size-asian="16pt" style:font-weight-asian="bold" style:font-size-complex="16pt" style:font-weight-complex="bold"/>
    </style:style>
    <style:style style:name="P24" style:family="paragraph" style:parent-style-name="Standard">
      <style:text-properties style:font-name="Courier New" fo:font-weight="normal" officeooo:rsid="001c4ebe" officeooo:paragraph-rsid="001c4ebe" style:font-weight-asian="normal" style:font-weight-complex="normal"/>
    </style:style>
    <style:style style:name="P25" style:family="paragraph" style:parent-style-name="Standard">
      <style:text-properties style:use-window-font-color="true" loext:opacity="0%" style:font-name="Courier New" fo:font-size="10pt" fo:language="en" fo:country="US" fo:font-weight="normal" officeooo:rsid="001acb41" officeooo:paragraph-rsid="001c4ebe" style:font-name-asian="Times New Roman" style:font-size-asian="10pt" style:font-weight-asian="normal" style:font-name-complex="Times New Roman" style:font-size-complex="10pt" style:font-weight-complex="normal"/>
    </style:style>
    <style:style style:name="P26" style:family="paragraph">
      <style:text-properties style:use-window-font-color="true" loext:opacity="0%" style:font-name="Courier New" fo:font-size="10pt" fo:language="en" fo:country="US" fo:font-weight="normal" officeooo:rsid="0017e4fe" style:font-name-asian="Times New Roman" style:font-size-asian="10pt" style:font-weight-asian="normal" style:font-name-complex="Times New Roman" style:font-size-complex="10pt" style:font-weight-complex="normal"/>
    </style:style>
    <style:style style:name="T1" style:family="text">
      <style:text-properties style:use-window-font-color="true" loext:opacity="0%" style:font-name="Times New Roman" fo:language="en" fo:country="US" officeooo:rsid="000f95aa" style:font-name-asian="Times New Roman" style:font-name-complex="Times New Roman"/>
    </style:style>
    <style:style style:name="T2" style:family="text">
      <style:text-properties style:use-window-font-color="true" loext:opacity="0%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3" style:family="text">
      <style:text-properties style:use-window-font-color="true" loext:opacity="0%" style:font-name="Times New Roman" fo:font-size="10pt" fo:language="en" fo:country="US" officeooo:rsid="001b5125" style:font-name-asian="Times New Roman" style:font-size-asian="10pt" style:font-name-complex="Times New Roman" style:font-size-complex="10pt"/>
    </style:style>
    <style:style style:name="T4" style:family="text">
      <style:text-properties style:use-window-font-color="true" loext:opacity="0%" style:font-name="Courier New" fo:font-size="10pt" fo:language="en" fo:country="US" style:font-name-asian="Times New Roman" style:font-size-asian="10pt" style:font-name-complex="Times New Roman" style:font-size-complex="10pt"/>
    </style:style>
    <style:style style:name="T5" style:family="text">
      <style:text-properties style:use-window-font-color="true" loext:opacity="0%" fo:font-size="10pt" fo:language="en" fo:country="US" officeooo:rsid="001cfb08" style:font-name-asian="Times New Roman" style:font-size-asian="10pt" style:font-name-complex="Times New Roman" style:font-size-complex="10pt"/>
    </style:style>
    <style:style style:name="T6" style:family="text">
      <style:text-properties officeooo:rsid="0013090c"/>
    </style:style>
    <style:style style:name="T7" style:family="text">
      <style:text-properties officeooo:rsid="0014d890"/>
    </style:style>
    <style:style style:name="T8" style:family="text">
      <style:text-properties officeooo:rsid="0015876a"/>
    </style:style>
    <style:style style:name="T9" style:family="text">
      <style:text-properties officeooo:rsid="0016bcd6"/>
    </style:style>
    <style:style style:name="T10" style:family="text">
      <style:text-properties fo:background-color="#e8f2fe" loext:char-shading-value="0"/>
    </style:style>
    <style:style style:name="T11" style:family="text">
      <style:text-properties officeooo:rsid="001cfb08" fo:background-color="#e8f2fe" loext:char-shading-value="0"/>
    </style:style>
    <style:style style:name="T12" style:family="text">
      <style:text-properties officeooo:rsid="001b5125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1acb41"/>
    </style:style>
    <style:style style:name="T15" style:family="text">
      <style:text-properties officeooo:rsid="001c4ebe"/>
    </style:style>
    <style:style style:name="T16" style:family="text">
      <style:text-properties officeooo:rsid="001cdbc8"/>
    </style:style>
    <style:style style:name="T17" style:family="text">
      <style:text-properties officeooo:rsid="001cfb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Tim King</text:p>
      <text:p text:style-name="P1">Week <text:span text:style-name="T1">10</text:span> Research Project</text:p>
      <text:p text:style-name="P2"/>
      <text:p text:style-name="P11">2. Give an example of the primary JDBC Classes? <text:s/>What Classes do we use to do the following, and give an example of syntax to accomplish the following:</text:p>
      <text:p text:style-name="P16"/>
      <text:p text:style-name="P2"><text:a xlink:type="simple" xlink:href="https://search.brave.com/search?q=In+Java%2C+what+are+the+primary+JDBC+Classes%2C+with+an+example+of+each+of+them%3F&amp;source=web&amp;summary=1&amp;conversation=9ff049975b54731812835a" text:style-name="Internet_20_link" text:visited-style-name="Visited_20_Internet_20_Link">https://search.brave.com/search?q=In+Java%2C+what+are+the+primary+JDBC+Classes%2C+with+an+example+of+each+of+them%3F&amp;source=web&amp;summary=1&amp;conversation=9ff049975b54731812835a</text:a></text:p>
      <text:p text:style-name="P2"/>
      <text:p text:style-name="P3">The primary JDBC classes include the DriverManager, which manages JDBC drivers, Connection<text:span text:style-name="T6">, which connects to the database and likely will start the transaction</text:span>, Statement<text:span text:style-name="T6">, which </text:span><text:span text:style-name="T8">executes static SQL queries</text:span>, PreparedStatement<text:span text:style-name="T7">, which uses a precompiled SQL statement that you create with parameters that you set, that allow you to run as an entire entity, but which has variables that you can pass to it</text:span>, CallableStatement<text:span text:style-name="T8">, which runs stored procedures in the database</text:span>, ResultSet<text:span text:style-name="T7">, which is the results of your SQL query, in the PreparedStatement, and which allows you to set up and manipulate that data</text:span>, and SQLException<text:span text:style-name="T7">, which handles any SQL errors generated by all of the above</text:span>.<text:span text:style-name="T8"> <text:s/>All of these are typically couched within a try {} catch() {} statement, or statements, which are often nested multiple layers deep, and which facilitate the SQLException Class, by catching whatever errors might be generated.</text:span><text:span text:style-name="T9"> <text:s/>Furthermore, the try statements are often try() resource available statements, so as to avoid having to close out all the resources, once done using them.</text:span></text:p>
      <text:p text:style-name="P2"/>
      <text:p text:style-name="P16">(a) Attach or Connect to a database</text:p>
      <text:p text:style-name="P4">The Connection and DriverManager classes will be used, here, in the DbConnection.java Class, as:</text:p>
      <text:p text:style-name="P17">Connection conn = DriverManager.getConnection(url); <text:s/></text:p>
      <text:p text:style-name="P4">There will also be a </text:p>
      <text:p text:style-name="P4"><text:span text:style-name="T4">return conn; </text:span>at the end of the try.</text:p>
      <text:p text:style-name="P4"/>
      <text:p text:style-name="P4">The other half of the try (ie, the catch) will also have the SQLException class, as:</text:p>
      <text:p text:style-name="P13">} catch (SQLException e) {</text:p>
      <text:p text:style-name="P13">throw new DbException(e);</text:p>
      <text:p text:style-name="P13">}</text:p>
      <text:p text:style-name="P2"/>
      <text:p text:style-name="P16">(b) Create a statement <text:s/>(to perform one of the CRUD operations on a database)</text:p>
      <text:p text:style-name="P5">As mentioned, above, Statement and PreparedStatement use SQL queries, usually in the Dao.java Class. <text:s/>The SQL statement is created first, such as<text:span text:style-name="T12"> (Read, in CRUD)</text:span>:</text:p>
      <text:p text:style-name="P14">String sql = "SELECT * FROM " + TABLE + " WHERE <text:span text:style-name="T17">primaryI</text:span>d = ?";</text:p>
      <text:p text:style-name="P5"/>
      <text:p text:style-name="P5">and then, after the database has been connected to and the transaction has been started, PreparedStatement can be used, including setting its parameters, such as:</text:p>
      <text:p text:style-name="P14">try(PreparedStatement stmt = conn.prepareStatement(sql)) {</text:p>
      <text:p text:style-name="Standard">setParameter(stmt, 1, primaryId, Integer.class);</text:p>
      <text:p text:style-name="P2"/>
      <text:p text:style-name="P12">(c) Execute a query</text:p>
      <text:p text:style-name="P6">Continuing with the above example, the PreparedStatement's stmt variable, with executQuery() executes the query, which is then picked up by the ResultSet:</text:p>
      <text:p text:style-name="P18">try(ResultSet rs = stmt.executeQuery()) {</text:p>
      <text:p text:style-name="P2"/>
      <text:p text:style-name="P12">(d) Process the data retrieved, </text:p>
      <text:p text:style-name="P7">Again, continuing <text:span text:style-name="T2">with</text:span> the above example, ResultSet will then process the data from the query execution, as:</text:p>
      <text:p text:style-name="P19">if (rs.next()) {</text:p>
      <text:p text:style-name="P19"><text:span text:style-name="T5">variable</text:span> = extract(rs, <text:span text:style-name="T5">Variable</text:span>.class);</text:p>
      <text:p text:style-name="P2"/>
      <text:p text:style-name="P16">(e) Close the connection to the database</text:p>
      <text:p text:style-name="P7">Still expanding on the above example, the try() resource available statement will close the connection, at the end of the transaction, from: <text:s/><text:span text:style-name="T13">try(Connection conn = DbConnection.getConnection())</text:span></text:p>
      <text:p text:style-name="P7">Usually, along with that, the SQLException class has some statements to help, such as</text:p>
      <text:p text:style-name="P20">} catch(Exception e) {</text:p>
      <text:p text:style-name="P20">rollbackTransaction(conn);</text:p>
      <text:p text:style-name="P20">throw new DbException(e);<text:span text:style-name="T12"> </text:span><text:span text:style-name="T3">and</text:span></text:p>
      <text:p text:style-name="P20">} catch(SQLException e) {</text:p>
      <text:p text:style-name="P19">throw new DbException(e);</text:p>
      <text:p text:style-name="P7">And if the try() resource available statement is not used, then the connection must be closed out manually, as:</text:p>
      <text:p text:style-name="P19">conn.close();</text:p>
      <text:p text:style-name="P2"><text:soft-page-break/></text:p>
      <text:p text:style-name="P10">3. What are the two method calls to execute a query in JDBC, and when do you use each?</text:p>
      <text:p text:style-name="P2"/>
      <text:p text:style-name="P2"><text:a xlink:type="simple" xlink:href="https://search.brave.com/search?q=In+Java%2C+what+are+the+primary+JDBC+Classes%2C+with+an+example+of+each+of+them%3F&amp;source=web&amp;summary=1&amp;conversation=9ff049975b54731812835a" text:style-name="Internet_20_link" text:visited-style-name="Visited_20_Internet_20_Link">https://search.brave.com/search?q=In+Java%2C+what+are+the+primary+JDBC+Classes%2C+with+an+example+of+each+of+them%3F&amp;source=web&amp;summary=1&amp;conversation=9ff049975b54731812835a</text:a><text:span text:style-name="T16"> (expanded with follow-on query: "What is the difference between the Statement and the PreparedStatement?"</text:span></text:p>
      <text:p text:style-name="P2"/>
      <text:p text:style-name="P8">The first method call in JDBC for executing a query is Statement, as in </text:p>
      <text:p text:style-name="P21">try(Statement stmt = conn.<text:span text:style-name="T15">createS</text:span>tatement());</text:p>
      <text:p text:style-name="P22">ResultSet rs = stmt.executeQuery("SELECT * FROM table;");.</text:p>
      <text:p text:style-name="P8">This is typically used when the SQL query is short, static, and contains no parameters that need to be set or passed. <text:s/>Note, in 2.b, above, the SQL statement ends with a "?". <text:s/>That is a variable that allows you to pass different information in, each time it is run. <text:s/>The Statement class would not use that, so the SQL query might just be a standard SELECT * FROM table;, and that's all.</text:p>
      <text:p text:style-name="P2"/>
      <text:p text:style-name="P9">The second method call in JDBC for executing a query is PreparedStatement, as in 2.b, above, executing as</text:p>
      <text:p text:style-name="P25">String sql = "SELECT * FROM " + TABLE + " WHERE <text:span text:style-name="T17">primaryI</text:span>d = ?";</text:p>
      <text:p text:style-name="P15"><text:span text:style-name="T14">try(PreparedStatement stmt = conn.prepareStatement(sql)) {</text:span><text:span text:style-name="T15">...</text:span></text:p>
      <text:p text:style-name="P9"><text:span text:style-name="T14">try(ResultSet rs = stmt.executeQuery())</text:span><text:span text:style-name="T13"> {..</text:span>.</text:p>
      <text:p text:style-name="P9">As mentioned, the "?" is a variable, which allows you to change the statement for each use. <text:s/>PreparedStatement is efficient in handling those differences, because it precompiles the SQL statement separately, around the variables, thus exhibiting more flexability than Statement. <text:s/>PreparedStatement is also more secure than Statement, because it protects against SQL Injection attacks.</text:p>
      <text:p text:style-name="P22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374in" fo:margin-bottom="0.5in" fo:margin-left="0.5626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imothy King</meta:initial-creator>
    <meta:creation-date>2020-01-08T15:15:00</meta:creation-date>
    <dc:date>2025-03-14T23:34:08.056000000</dc:date>
    <meta:editing-cycles>8</meta:editing-cycles>
    <meta:editing-duration>PT33M57S</meta:editing-duration>
    <meta:generator>LibreOffice/7.1.1.2$Windows_X86_64 LibreOffice_project/fe0b08f4af1bacafe4c7ecc87ce55bb426164676</meta:generator>
    <meta:document-statistic meta:table-count="0" meta:image-count="0" meta:object-count="0" meta:page-count="2" meta:paragraph-count="48" meta:word-count="725" meta:character-count="4926" meta:non-whitespace-character-count="4233"/>
  </office:meta>
</office:document-meta>
</file>